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idgeElementParser.getConfiguration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idgeElementParser.prepareSelector( PipelineComponentInfo info , ConfigurationInfo configInfo , String categ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ridgeElementParser.addContext( Element element , Bean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ridgeElementParser.readConfiguration( String location , ResourceLoader resourc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idgeElementParser.parse( Element element , ParserContext parser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ridgeElementParser.addLogger( BeanDefinitionRegistry registry , String loggerCateg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ridgeElementParser.registerComponentInfo( ConfigurationInfo configInfo , BeanDefinitionRegistry regis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BridgeElementParser.createConfig( ConfigurationInfo info , BeanDefinitionRegistry registry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5">
            <text:p text:style-name="Table_20_Contents">95</text:p>
          </table:table-cell>
        </table:table-row>
        <table:table-row>
          <table:table-cell office:value-type="string">
            <text:p text:style-name="Table_20_Contents">BridgeElementParser.createComponents( Element element , ConfigurationInfo info , BeanDefinitionRegistry registry , BeanDefinitionReader reader , ResourceLoader resourceLo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